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gesetz</text:p>
      <text:p text:style-name="P1"><text:span text:style-name="T1">-Für Grundrechte und Grundlage vom deutschen Recht</text:span></text:p>
      <text:p text:style-name="P1"><text:span text:style-name="T1"/></text:p>
      <text:p text:style-name="P1">Zivilrecht</text:p>
      <text:p text:style-name="P1"><text:span text:style-name="T1"><text:tab/>-Rechtsfragen zwischen Bürgern auf gleicher Ebene</text:span></text:p>
      <text:p text:style-name="P1"><text:span text:style-name="T1"><text:tab/>-Normales Zeug (Hochzeit)</text:span></text:p>
      <text:p text:style-name="P1"><text:span text:style-name="T1"><text:tab/>-BGB Grundlage (5Teile)</text:span></text:p>
      <text:p text:style-name="P1"><text:span text:style-name="T1"><text:tab/><text:tab/>-Allgemein</text:span></text:p>
      <text:p text:style-name="P1"><text:span text:style-name="T1"><text:tab/><text:tab/>-Verträge</text:span></text:p>
      <text:p text:style-name="P1"><text:span text:style-name="T1"><text:tab/><text:tab/>-Sachenrecht</text:span></text:p>
      <text:p text:style-name="P1"><text:span text:style-name="T1"><text:tab/><text:tab/>-Famillienrecht</text:span></text:p>
      <text:p text:style-name="P1">Strafrecht</text:p>
      <text:p text:style-name="P1"><text:span text:style-name="T1"><text:tab/>-Strafanspruch des Staates (nicht des Einzelnen)</text:span></text:p>
      <text:p text:style-name="P1"><text:span text:style-name="T1"><text:tab/><text:tab/>-Süne Funktion und Abschreckung</text:span></text:p>
      <text:p text:style-name="P1">Öffentliches Recht</text:p>
      <text:p text:style-name="P2"><text:tab/>-Über-Unter Verordnung zwischen Staat und Bürger</text:p>
      <text:p text:style-name="P2"><text:tab/>-Steuern (?) und Bafö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3S</meta:editing-duration>
    <meta:editing-cycles>9</meta:editing-cycles>
    <meta:generator>OpenOffice.org/3.4.1$Win32 OpenOffice.org_project/341m1$Build-9593</meta:generator>
    <dc:date>2015-04-24T12:23:34.42</dc:date>
    <meta:document-statistic meta:table-count="0" meta:image-count="0" meta:object-count="0" meta:page-count="1" meta:paragraph-count="16" meta:word-count="48" meta:character-count="407"/>
    <meta:user-defined meta:name="Info 1"/>
    <meta:user-defined meta:name="Info 2"/>
    <meta:user-defined meta:name="Info 3"/>
    <meta:user-defined meta:name="Info 4"/>
  </office:meta>
</office:document-meta>
</file>